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4c4c4c" draw:textarea-horizontal-align="justify" draw:textarea-vertical-align="middle" draw:auto-grow-height="false" fo:min-height="0cm" fo:min-width="0cm" fo:wrap-option="no-wrap"/>
    </style:style>
    <style:style style:name="gr2" style:family="graphic" style:parent-style-name="standard">
      <style:graphic-properties draw:fill="solid" draw:fill-color="#666666" draw:textarea-horizontal-align="justify" draw:textarea-vertical-align="middle" draw:auto-grow-height="false"/>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draw:fill="solid" draw:fill-color="#000000" draw:textarea-vertical-align="middle"/>
    </style:style>
    <style:style style:name="gr5" style:family="graphic" style:parent-style-name="standard">
      <style:graphic-properties draw:fill="solid" draw:fill-color="#b3b3b3"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999999" draw:textarea-horizontal-align="justify" draw:textarea-vertical-align="middle" draw:auto-grow-height="false" draw:shadow="hidden"/>
    </style:style>
    <style:style style:name="gr8" style:family="graphic" style:parent-style-name="standard">
      <style:graphic-properties draw:fill="solid" draw:fill-color="#000000" draw:textarea-horizontal-align="justify" draw:textarea-vertical-align="middle" draw:auto-grow-height="false"/>
    </style:style>
    <style:style style:name="gr9" style:family="graphic" style:parent-style-name="standard">
      <style:graphic-properties svg:stroke-width="0.2cm" svg:stroke-color="#ffff00" draw:marker-start-width="0.5cm" draw:marker-end-width="0.5cm" draw:fill="solid" draw:fill-color="#000000" draw:textarea-horizontal-align="justify" draw:textarea-vertical-align="middle" draw:auto-grow-height="false" fo:padding-top="0.225cm" fo:padding-bottom="0.225cm" fo:padding-left="0.35cm" fo:padding-right="0.35cm"/>
    </style:style>
    <style:style style:name="gr10" style:family="graphic" style:parent-style-name="standard">
      <style:graphic-properties draw:fill="solid" draw:fill-color="#cccccc"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solid" draw:fill-color="#ffff00"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fill="solid" draw:fill-color="#666666" draw:textarea-vertical-align="middle"/>
    </style:style>
    <style:style style:name="gr15" style:family="graphic" style:parent-style-name="standard">
      <style:graphic-properties draw:fill="solid" draw:fill-color="#e6e6e6" draw:textarea-horizontal-align="justify" draw:textarea-vertical-align="middle" draw:auto-grow-height="false"/>
    </style:style>
    <style:style style:name="gr16" style:family="graphic" style:parent-style-name="standard">
      <style:graphic-properties draw:fill="solid" draw:fill-color="#999999" draw:textarea-horizontal-align="justify" draw:textarea-vertical-align="middle" draw:auto-grow-height="false"/>
    </style:style>
    <style:style style:name="gr17" style:family="graphic" style:parent-style-name="standard">
      <style:graphic-properties draw:stroke="none" draw:fill="none" fo:min-height="2.85cm"/>
    </style:style>
    <style:style style:name="gr18" style:family="graphic" style:parent-style-name="standard">
      <style:graphic-properties draw:stroke="solid" svg:stroke-width="0.2cm" svg:stroke-color="#c0c0c0"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9" style:family="graphic" style:parent-style-name="standard">
      <style:graphic-properties draw:stroke="solid" svg:stroke-width="0.2cm" svg:stroke-color="#c0c0c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20" style:family="graphic" style:parent-style-name="standard">
      <style:graphic-properties draw:stroke="solid" svg:stroke-width="0.2cm" svg:stroke-color="#c0c0c0" draw:marker-start-width="0.5cm" draw:marker-end-width="0.5cm" draw:fill="solid" draw:fill-color="#ffffff" draw:textarea-vertical-align="middle" fo:padding-top="0.225cm" fo:padding-bottom="0.225cm" fo:padding-left="0.35cm" fo:padding-right="0.35cm"/>
    </style:style>
    <style:style style:name="gr21" style:family="graphic" style:parent-style-name="standard">
      <style:graphic-properties draw:stroke="solid" svg:stroke-width="0.2cm" svg:stroke-color="#c0c0c0" draw:marker-start-width="0.5cm" draw:marker-end-width="0.5cm" draw:fill="solid" draw:fill-color="#ffffff" draw:textarea-horizontal-align="justify" draw:textarea-vertical-align="middle" draw:auto-grow-height="false" fo:padding-top="0.225cm" fo:padding-bottom="0.225cm" fo:padding-left="0.35cm" fo:padding-right="0.35cm" draw:shadow="hidden"/>
    </style:style>
    <style:style style:name="gr22" style:family="graphic" style:parent-style-name="standard">
      <style:graphic-properties draw:stroke="solid" svg:stroke-width="0.2cm" svg:stroke-color="#c0c0c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P1" style:family="paragraph">
      <style:paragraph-properties fo:text-align="center"/>
    </style:style>
    <style:style style:name="P2" style:family="paragraph">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6.524cm" svg:height="1.752cm" svg:x="17.221cm" svg:y="10.048cm">
          <text:p/>
          <draw:enhanced-geometry svg:viewBox="0 0 21600 21600" draw:mirror-vertical="true" draw:text-areas="3000 3320 17110 17330" draw:type="cloud-callout" draw:modifiers="7663.44827586207 3634.911580148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1.1cm" svg:height="4.1cm" svg:x="16.045cm" svg:y="10.8cm">
          <text:p/>
          <draw:enhanced-geometry svg:viewBox="0 0 21600 21600" draw:type="rectangle" draw:enhanced-path="M 0 0 L 21600 0 21600 21600 0 21600 0 0 Z N"/>
        </draw:custom-shape>
        <draw:custom-shape draw:style-name="gr3" draw:text-style-name="P1" draw:layer="layout" svg:width="9.2cm" svg:height="1.2cm" svg:x="16.245cm" svg:y="14.9cm">
          <text:p/>
          <draw:enhanced-geometry svg:viewBox="0 0 21600 21600" draw:type="rectangle" draw:enhanced-path="M 0 0 L 21600 0 21600 21600 0 21600 0 0 Z N"/>
        </draw:custom-shape>
        <draw:custom-shape draw:style-name="gr2" draw:text-style-name="P1" draw:layer="layout" svg:width="1.155cm" svg:height="1.156cm" svg:x="4.745cm" svg:y="15.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 draw:text-style-name="P1" draw:layer="layout" svg:width="2.823cm" svg:height="2.951cm" svg:x="4.809cm" svg:y="10.96cm" svg:viewBox="0 0 2824 2952" draw:points="0,2952 0,0 2824,0 2824,1412 1348,2054 1348,2952">
          <text:p/>
        </draw:polygon>
        <draw:custom-shape draw:style-name="gr5" draw:text-style-name="P1" draw:layer="layout" svg:width="1.54cm" svg:height="3.402cm" svg:x="12.318cm" svg:y="9.804cm">
          <text:p/>
          <draw:enhanced-geometry svg:viewBox="0 0 21600 21600" draw:type="rectangle" draw:enhanced-path="M 0 0 L 21600 0 21600 21600 0 21600 0 0 Z N"/>
        </draw:custom-shape>
        <draw:custom-shape draw:style-name="gr6" draw:text-style-name="P1" draw:layer="layout" svg:width="0.256cm" svg:height="0.706cm" svg:x="12.511cm" svg:y="10.125cm">
          <text:p/>
          <draw:enhanced-geometry svg:viewBox="0 0 21600 21600" draw:mirror-horizontal="false" draw:mirror-vertical="false" draw:type="rectangle" draw:enhanced-path="M 0 0 L 21600 0 21600 21600 0 21600 0 0 Z N"/>
        </draw:custom-shape>
        <draw:path draw:style-name="gr7" draw:text-style-name="P1" draw:layer="layout" svg:width="3.015cm" svg:height="3.721cm" svg:x="10.649cm" svg:y="10.575cm" svg:viewBox="0 0 3016 3722" svg:d="m617 0c-309 0-617 930-617 1861v0c0 930 308 1861 617 1861 594 0 1188 0 1782 0 309 0 617-931 617-1861v0c0-931-308-1861-617-1861-594 0-1188 0-1782 0zm-617 0zm3016 3722z">
          <text:p/>
        </draw:path>
        <draw:path draw:style-name="gr7" draw:text-style-name="P1" draw:layer="layout" svg:width="3.015cm" svg:height="3.721cm" svg:x="8.852cm" svg:y="10.575cm" svg:viewBox="0 0 3016 3722" svg:d="m617 0c-309 0-617 930-617 1861v0c0 930 308 1861 617 1861 594 0 1188 0 1782 0 309 0 617-931 617-1861v0c0-931-308-1861-617-1861-594 0-1188 0-1782 0zm-617 0zm3016 3722z">
          <text:p/>
        </draw:path>
        <draw:path draw:style-name="gr7" draw:text-style-name="P1" draw:layer="layout" svg:width="3.015cm" svg:height="3.721cm" svg:x="6.863cm" svg:y="10.575cm" svg:viewBox="0 0 3016 3722" svg:d="m617 0c-309 0-617 930-617 1861v0c0 930 308 1861 617 1861 594 0 1188 0 1782 0 309 0 617-931 617-1861v0c0-931-308-1861-617-1861-594 0-1188 0-1782 0zm-617 0zm3016 3722z">
          <text:p/>
        </draw:path>
        <draw:path draw:style-name="gr7" draw:text-style-name="P1" draw:layer="layout" svg:width="3.015cm" svg:height="3.721cm" svg:x="4.873cm" svg:y="10.575cm" svg:viewBox="0 0 3016 3722" svg:d="m617 0c-309 0-617 930-617 1861v0c0 930 308 1861 617 1861 594 0 1188 0 1782 0 309 0 617-931 617-1861v0c0-931-308-1861-617-1861-594 0-1188 0-1782 0zm-617 0zm3016 3722z">
          <text:p/>
        </draw:path>
        <draw:custom-shape draw:style-name="gr8" draw:text-style-name="P1" draw:layer="layout" svg:width="11.038cm" svg:height="2.118cm" svg:x="5.9cm" svg:y="14.2cm">
          <text:p/>
          <draw:enhanced-geometry svg:viewBox="0 0 21600 21600" draw:type="rectangle" draw:enhanced-path="M 0 0 L 21600 0 21600 21600 0 21600 0 0 Z N"/>
        </draw:custom-shape>
        <draw:custom-shape draw:style-name="gr2" draw:text-style-name="P1" draw:layer="layout" svg:width="1.284cm" svg:height="3.722cm" svg:x="4.809cm" svg:y="1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27cm" svg:height="0.706cm" svg:x="4.873cm" svg:y="11.409cm">
          <text:p/>
          <draw:enhanced-geometry svg:viewBox="0 0 21600 21600" draw:type="rectangle" draw:enhanced-path="M 0 0 L 21600 0 21600 21600 0 21600 0 0 Z N"/>
        </draw:custom-shape>
        <draw:custom-shape draw:style-name="gr10" draw:text-style-name="P1" draw:layer="layout" svg:width="0.962cm" svg:height="1.22cm" svg:x="6.414cm" svg:y="9.355cm">
          <text:p/>
          <draw:enhanced-geometry svg:viewBox="0 0 21600 21600" draw:type="rectangle" draw:enhanced-path="M 0 0 L 21600 0 21600 21600 0 21600 0 0 Z N"/>
        </draw:custom-shape>
        <draw:custom-shape draw:style-name="gr2" draw:text-style-name="P1" draw:layer="layout" svg:width="1.219cm" svg:height="0.642cm" svg:x="4.745cm" svg:y="13.912cm">
          <text:p/>
          <draw:enhanced-geometry svg:viewBox="0 0 21600 21600" draw:type="rectangle" draw:enhanced-path="M 0 0 L 21600 0 21600 21600 0 21600 0 0 Z N"/>
        </draw:custom-shape>
        <draw:custom-shape draw:style-name="gr5" draw:text-style-name="P1" draw:layer="layout" svg:width="2.054cm" svg:height="0.642cm" svg:x="5.964cm" svg:y="13.912cm">
          <text:p/>
          <draw:enhanced-geometry svg:viewBox="0 0 21600 21600" draw:type="rectangle" draw:enhanced-path="M 0 0 L 21600 0 21600 21600 0 21600 0 0 Z N"/>
        </draw:custom-shape>
        <draw:custom-shape draw:style-name="gr2" draw:text-style-name="P1" draw:layer="layout" svg:width="0.706cm" svg:height="1.476cm" svg:x="4.938cm" svg:y="14.554cm">
          <text:p/>
          <draw:enhanced-geometry svg:viewBox="0 0 21600 21600" draw:type="rectangle" draw:enhanced-path="M 0 0 L 21600 0 21600 21600 0 21600 0 0 Z N"/>
        </draw:custom-shape>
        <draw:custom-shape draw:style-name="gr2" draw:text-style-name="P1" draw:layer="layout" svg:width="1.155cm" svg:height="1.156cm" svg:x="5.772cm" svg:y="15.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9.241cm" svg:height="0.706cm" svg:x="7.441cm" svg:y="13.206cm">
          <text:p/>
          <draw:enhanced-geometry svg:viewBox="0 0 21600 21600" draw:type="rectangle" draw:enhanced-path="M 0 0 L 21600 0 21600 21600 0 21600 0 0 Z N"/>
        </draw:custom-shape>
        <draw:custom-shape draw:style-name="gr2" draw:text-style-name="P1" draw:layer="layout" svg:width="2.567cm" svg:height="2.567cm" svg:x="10.778cm" svg:y="14.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7cm" svg:height="0.706cm" svg:x="13.345cm" svg:y="10.125cm">
          <text:p/>
          <draw:enhanced-geometry svg:viewBox="0 0 21600 21600" draw:type="rectangle" draw:enhanced-path="M 0 0 L 21600 0 21600 21600 0 21600 0 0 Z N"/>
        </draw:custom-shape>
        <draw:custom-shape draw:style-name="gr5" draw:text-style-name="P1" draw:layer="layout" svg:width="4.428cm" svg:height="0.192cm" svg:x="12.126cm" svg:y="9.612cm">
          <text:p/>
          <draw:enhanced-geometry svg:viewBox="0 0 21600 21600" draw:type="rectangle" draw:enhanced-path="M 0 0 L 21600 0 21600 21600 0 21600 0 0 Z N"/>
        </draw:custom-shape>
        <draw:custom-shape draw:style-name="gr5" draw:text-style-name="P1" draw:layer="layout" svg:width="2.311cm" svg:height="3.402cm" svg:x="13.858cm" svg:y="9.804cm">
          <text:p/>
          <draw:enhanced-geometry svg:viewBox="0 0 21600 21600" draw:type="rectangle" draw:enhanced-path="M 0 0 L 21600 0 21600 21600 0 21600 0 0 Z N"/>
        </draw:custom-shape>
        <draw:custom-shape draw:style-name="gr6" draw:text-style-name="P1" draw:layer="layout" svg:width="0.706cm" svg:height="1.284cm" svg:x="15.078cm" svg:y="10.125cm">
          <text:p/>
          <draw:enhanced-geometry svg:viewBox="0 0 21600 21600" draw:type="rectangle" draw:enhanced-path="M 0 0 L 21600 0 21600 21600 0 21600 0 0 Z N"/>
        </draw:custom-shape>
        <draw:custom-shape draw:style-name="gr11" draw:text-style-name="P1" draw:layer="layout" svg:width="0.385cm" svg:height="0.578cm" svg:x="5.13cm" svg:y="12.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1" draw:layer="layout" svg:width="0.962cm" svg:height="1.187cm" svg:x="5.13cm" svg:y="9.419cm" svg:viewBox="0 0 963 1188" svg:d="m197 0c-99 0-197 297-197 594v0c0 297 98 594 197 594 190 0 379 0 569 0 98 0 197-297 197-594v0c0-297-99-594-197-594-190 0-379 0-569 0zm-197 0zm963 1188z">
          <text:p/>
        </draw:path>
        <draw:custom-shape draw:style-name="gr12" draw:text-style-name="P1" draw:layer="layout" svg:width="0.376cm" svg:height="1.091cm" svg:x="5.139cm" svg:y="9.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1.541cm" svg:height="0.578cm" svg:x="6.285cm" svg:y="8.2cm">
          <text:p/>
          <draw:enhanced-geometry svg:viewBox="0 0 21600 21600" draw:text-areas="3000 3320 17110 17330" draw:type="cloud-callout" draw:modifiers="28757.9766536965 -92368.91191709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 draw:layer="layout" svg:width="3.915cm" svg:height="2.439cm" svg:x="12.511cm" svg:y="3.9cm">
          <text:p/>
          <draw:enhanced-geometry svg:viewBox="0 0 21600 21600" draw:text-areas="3000 3320 17110 17330" draw:type="cloud-callout" draw:modifiers="27832.8907048008 -17483.60655737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 draw:layer="layout" svg:width="3.221cm" svg:height="1.925cm" svg:x="10.766cm" svg:y="4.927cm">
          <text:p/>
          <draw:enhanced-geometry svg:viewBox="0 0 21600 21600" draw:text-areas="3000 3320 17110 17330" draw:type="cloud-callout" draw:modifiers="30522.905027933 -24695.3271028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 draw:layer="layout" svg:width="3.465cm" svg:height="1.861cm" svg:x="8.917cm" svg:y="5.697cm">
          <text:p/>
          <draw:enhanced-geometry svg:viewBox="0 0 21600 21600" draw:text-areas="3000 3320 17110 17330" draw:type="cloud-callout" draw:modifiers="21942.7582227351 -21716.00429645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 draw:layer="layout" svg:width="2.824cm" svg:height="1.348cm" svg:x="7.12cm" svg:y="6.916cm">
          <text:p/>
          <draw:enhanced-geometry svg:viewBox="0 0 21600 21600" draw:text-areas="3000 3320 17110 17330" draw:type="cloud-callout" draw:modifiers="19245.0265486726 -31895.62638991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14" draw:text-style-name="P1" draw:layer="layout" svg:width="2.823cm" svg:height="2.951cm" svg:x="6.157cm" svg:y="10.96cm" svg:viewBox="0 0 2824 2952" draw:points="0,2952 0,0 2824,0 2824,1412 1348,2054 1348,2952">
          <text:p/>
        </draw:polygon>
        <draw:custom-shape draw:style-name="gr10" draw:text-style-name="P1" draw:layer="layout" svg:width="0.77cm" svg:height="0.77cm" svg:x="11.676cm" svg:y="15.0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568cm" svg:height="2.567cm" svg:x="13.473cm" svg:y="1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7cm" svg:height="0.77cm" svg:x="14.372cm" svg:y="15.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567cm" svg:height="2.568cm" svg:x="8.082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7cm" svg:height="0.77cm" svg:x="8.981cm" svg:y="15.0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5.969cm" svg:height="0.192cm" svg:x="9.815cm" svg:y="14.554cm">
          <text:p/>
          <draw:enhanced-geometry svg:viewBox="0 0 21600 21600" draw:type="rectangle" draw:enhanced-path="M 0 0 L 21600 0 21600 21600 0 21600 0 0 Z N"/>
        </draw:custom-shape>
        <draw:custom-shape draw:style-name="gr15" draw:text-style-name="P1" draw:layer="layout" svg:width="5.97cm" svg:height="0.192cm" draw:transform="skewX (-0.00523598775598298) rotate (0.116762526958421) translate (7.761cm 15.261cm)">
          <text:p/>
          <draw:enhanced-geometry svg:viewBox="0 0 21600 21600" draw:type="rectangle" draw:enhanced-path="M 0 0 L 21600 0 21600 21600 0 21600 0 0 Z N"/>
        </draw:custom-shape>
        <draw:custom-shape draw:style-name="gr2" draw:text-style-name="P1" draw:layer="layout" svg:width="0.899cm" svg:height="1.283cm" svg:x="7.055cm" svg:y="14.554cm">
          <text:p/>
          <draw:enhanced-geometry svg:viewBox="0 0 21600 21600" draw:type="rectangle" draw:enhanced-path="M 0 0 L 21600 0 21600 21600 0 21600 0 0 Z N"/>
        </draw:custom-shape>
        <draw:custom-shape draw:style-name="gr9" draw:text-style-name="P1" draw:layer="layout" svg:width="1.661cm" svg:height="0.706cm" svg:x="14.179cm" svg:y="11.858cm">
          <text:p/>
          <draw:enhanced-geometry svg:viewBox="0 0 21600 21600" draw:type="rectangle" draw:enhanced-path="M 0 0 L 21600 0 21600 21600 0 21600 0 0 Z N"/>
        </draw:custom-shape>
        <draw:polygon draw:style-name="gr16" draw:text-style-name="P1" draw:layer="layout" svg:width="8.299cm" svg:height="4.099cm" svg:x="17.145cm" svg:y="10.8cm" svg:viewBox="0 0 8300 4100" draw:points="0,4100 0,0 6800,0 7100,1600 8300,1600 8300,4100">
          <text:p/>
        </draw:polygon>
        <draw:custom-shape draw:style-name="gr2" draw:text-style-name="P1" draw:layer="layout" svg:width="1.155cm" svg:height="1.156cm" svg:x="17.545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155cm" svg:height="1.156cm" svg:x="18.945cm" svg:y="15.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155cm" svg:height="1.156cm" svg:x="23.245cm" svg:y="15.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155cm" svg:height="1.156cm" svg:x="24.545cm" svg:y="15.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layer="layout" svg:width="29.5cm" svg:height="3.1cm" svg:x="0.202cm" svg:y="-12.05cm">
          <draw:text-box>
            <text:p>http://www.google.co.jp/url?sa=t&amp;rct=j&amp;q=%E3%83%8A%E3%83%85%E3%82%AD%20%E6%AD%8C%E8%A9%9E&amp;source=web&amp;cd=1&amp;ved=0CC8QFjAA&amp;url=http%3A%2F%2Fmusic.goo.ne.jp%2Flyric%2FLYRUTND45795%2Findex.html&amp;ei=3-_BUPGgN9DQmAX4sYHIBA&amp;usg=AFQjCNG7yJjU1hRyk115EQ-mbIIGXelExg</text:p>
          </draw:text-box>
        </draw:frame>
      </draw:page>
      <draw:page draw:name="page2" draw:style-name="dp1" draw:master-page-name="標準">
        <draw:custom-shape draw:style-name="gr18" draw:text-style-name="P1" draw:layer="layout" svg:width="6.524cm" svg:height="1.752cm" svg:x="17.221cm" svg:y="10.048cm">
          <text:p/>
          <draw:enhanced-geometry svg:viewBox="0 0 21600 21600" draw:mirror-vertical="true" draw:text-areas="3000 3320 17110 17330" draw:type="cloud-callout" draw:modifiers="7663.44827586207 3634.911580148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 draw:layer="layout" svg:width="1.1cm" svg:height="4.1cm" svg:x="16.045cm" svg:y="10.8cm">
          <text:p/>
          <draw:enhanced-geometry svg:viewBox="0 0 21600 21600" draw:type="rectangle" draw:enhanced-path="M 0 0 L 21600 0 21600 21600 0 21600 0 0 Z N"/>
        </draw:custom-shape>
        <draw:custom-shape draw:style-name="gr19" draw:text-style-name="P1" draw:layer="layout" svg:width="9.2cm" svg:height="1.2cm" svg:x="17cm" svg:y="15.2cm">
          <text:p/>
          <draw:enhanced-geometry svg:viewBox="0 0 21600 21600" draw:type="rectangle" draw:enhanced-path="M 0 0 L 21600 0 21600 21600 0 21600 0 0 Z N"/>
        </draw:custom-shape>
        <draw:custom-shape draw:style-name="gr19" draw:text-style-name="P1" draw:layer="layout" svg:width="1.155cm" svg:height="1.156cm" svg:x="4.745cm" svg:y="15.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0" draw:text-style-name="P1" draw:layer="layout" svg:width="2.823cm" svg:height="2.951cm" svg:x="4.809cm" svg:y="10.96cm" svg:viewBox="0 0 2824 2952" draw:points="0,2952 0,0 2824,0 2824,1412 1348,2054 1348,2952">
          <text:p/>
        </draw:polygon>
        <draw:custom-shape draw:style-name="gr19" draw:text-style-name="P1" draw:layer="layout" svg:width="1.54cm" svg:height="3.402cm" svg:x="12.318cm" svg:y="9.804cm">
          <text:p/>
          <draw:enhanced-geometry svg:viewBox="0 0 21600 21600" draw:type="rectangle" draw:enhanced-path="M 0 0 L 21600 0 21600 21600 0 21600 0 0 Z N"/>
        </draw:custom-shape>
        <draw:custom-shape draw:style-name="gr19" draw:text-style-name="P1" draw:layer="layout" svg:width="0.256cm" svg:height="0.706cm" svg:x="12.511cm" svg:y="10.125cm">
          <text:p/>
          <draw:enhanced-geometry svg:viewBox="0 0 21600 21600" draw:mirror-horizontal="false" draw:mirror-vertical="false" draw:type="rectangle" draw:enhanced-path="M 0 0 L 21600 0 21600 21600 0 21600 0 0 Z N"/>
        </draw:custom-shape>
        <draw:path draw:style-name="gr21" draw:text-style-name="P1" draw:layer="layout" svg:width="3.015cm" svg:height="3.721cm" svg:x="10.649cm" svg:y="10.575cm" svg:viewBox="0 0 3016 3722" svg:d="m617 0c-309 0-617 930-617 1861v0c0 930 308 1861 617 1861 594 0 1188 0 1782 0 309 0 617-931 617-1861v0c0-931-308-1861-617-1861-594 0-1188 0-1782 0zm-617 0zm3016 3722z">
          <text:p/>
        </draw:path>
        <draw:path draw:style-name="gr21" draw:text-style-name="P1" draw:layer="layout" svg:width="3.015cm" svg:height="3.721cm" svg:x="8.852cm" svg:y="10.575cm" svg:viewBox="0 0 3016 3722" svg:d="m617 0c-309 0-617 930-617 1861v0c0 930 308 1861 617 1861 594 0 1188 0 1782 0 309 0 617-931 617-1861v0c0-931-308-1861-617-1861-594 0-1188 0-1782 0zm-617 0zm3016 3722z">
          <text:p/>
        </draw:path>
        <draw:path draw:style-name="gr21" draw:text-style-name="P1" draw:layer="layout" svg:width="3.015cm" svg:height="3.721cm" svg:x="6.863cm" svg:y="10.575cm" svg:viewBox="0 0 3016 3722" svg:d="m617 0c-309 0-617 930-617 1861v0c0 930 308 1861 617 1861 594 0 1188 0 1782 0 309 0 617-931 617-1861v0c0-931-308-1861-617-1861-594 0-1188 0-1782 0zm-617 0zm3016 3722z">
          <text:p/>
        </draw:path>
        <draw:path draw:style-name="gr21" draw:text-style-name="P1" draw:layer="layout" svg:width="3.015cm" svg:height="3.721cm" svg:x="4.873cm" svg:y="10.575cm" svg:viewBox="0 0 3016 3722" svg:d="m617 0c-309 0-617 930-617 1861v0c0 930 308 1861 617 1861 594 0 1188 0 1782 0 309 0 617-931 617-1861v0c0-931-308-1861-617-1861-594 0-1188 0-1782 0zm-617 0zm3016 3722z">
          <text:p/>
        </draw:path>
        <draw:custom-shape draw:style-name="gr19" draw:text-style-name="P1" draw:layer="layout" svg:width="11.038cm" svg:height="2.118cm" svg:x="5.9cm" svg:y="14.2cm">
          <text:p/>
          <draw:enhanced-geometry svg:viewBox="0 0 21600 21600" draw:type="rectangle" draw:enhanced-path="M 0 0 L 21600 0 21600 21600 0 21600 0 0 Z N"/>
        </draw:custom-shape>
        <draw:custom-shape draw:style-name="gr19" draw:text-style-name="P1" draw:layer="layout" svg:width="1.284cm" svg:height="3.722cm" svg:x="4.809cm" svg:y="10.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027cm" svg:height="0.706cm" svg:x="4.873cm" svg:y="11.409cm">
          <text:p/>
          <draw:enhanced-geometry svg:viewBox="0 0 21600 21600" draw:type="rectangle" draw:enhanced-path="M 0 0 L 21600 0 21600 21600 0 21600 0 0 Z N"/>
        </draw:custom-shape>
        <draw:custom-shape draw:style-name="gr19" draw:text-style-name="P1" draw:layer="layout" svg:width="0.962cm" svg:height="1.22cm" svg:x="6.414cm" svg:y="9.355cm">
          <text:p/>
          <draw:enhanced-geometry svg:viewBox="0 0 21600 21600" draw:type="rectangle" draw:enhanced-path="M 0 0 L 21600 0 21600 21600 0 21600 0 0 Z N"/>
        </draw:custom-shape>
        <draw:custom-shape draw:style-name="gr19" draw:text-style-name="P1" draw:layer="layout" svg:width="1.219cm" svg:height="0.642cm" svg:x="4.745cm" svg:y="13.912cm">
          <text:p/>
          <draw:enhanced-geometry svg:viewBox="0 0 21600 21600" draw:type="rectangle" draw:enhanced-path="M 0 0 L 21600 0 21600 21600 0 21600 0 0 Z N"/>
        </draw:custom-shape>
        <draw:custom-shape draw:style-name="gr19" draw:text-style-name="P1" draw:layer="layout" svg:width="2.054cm" svg:height="0.642cm" svg:x="5.964cm" svg:y="13.912cm">
          <text:p/>
          <draw:enhanced-geometry svg:viewBox="0 0 21600 21600" draw:type="rectangle" draw:enhanced-path="M 0 0 L 21600 0 21600 21600 0 21600 0 0 Z N"/>
        </draw:custom-shape>
        <draw:custom-shape draw:style-name="gr19" draw:text-style-name="P1" draw:layer="layout" svg:width="0.706cm" svg:height="1.476cm" svg:x="4.938cm" svg:y="14.554cm">
          <text:p/>
          <draw:enhanced-geometry svg:viewBox="0 0 21600 21600" draw:type="rectangle" draw:enhanced-path="M 0 0 L 21600 0 21600 21600 0 21600 0 0 Z N"/>
        </draw:custom-shape>
        <draw:custom-shape draw:style-name="gr19" draw:text-style-name="P1" draw:layer="layout" svg:width="1.155cm" svg:height="1.156cm" svg:x="5.772cm" svg:y="15.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9.241cm" svg:height="0.706cm" svg:x="7.441cm" svg:y="13.206cm">
          <text:p/>
          <draw:enhanced-geometry svg:viewBox="0 0 21600 21600" draw:type="rectangle" draw:enhanced-path="M 0 0 L 21600 0 21600 21600 0 21600 0 0 Z N"/>
        </draw:custom-shape>
        <draw:custom-shape draw:style-name="gr19" draw:text-style-name="P1" draw:layer="layout" svg:width="2.567cm" svg:height="2.567cm" svg:x="10.778cm" svg:y="14.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57cm" svg:height="0.706cm" svg:x="13.345cm" svg:y="10.125cm">
          <text:p/>
          <draw:enhanced-geometry svg:viewBox="0 0 21600 21600" draw:type="rectangle" draw:enhanced-path="M 0 0 L 21600 0 21600 21600 0 21600 0 0 Z N"/>
        </draw:custom-shape>
        <draw:custom-shape draw:style-name="gr19" draw:text-style-name="P1" draw:layer="layout" svg:width="4.428cm" svg:height="0.192cm" svg:x="12.126cm" svg:y="9.612cm">
          <text:p/>
          <draw:enhanced-geometry svg:viewBox="0 0 21600 21600" draw:type="rectangle" draw:enhanced-path="M 0 0 L 21600 0 21600 21600 0 21600 0 0 Z N"/>
        </draw:custom-shape>
        <draw:custom-shape draw:style-name="gr19" draw:text-style-name="P1" draw:layer="layout" svg:width="2.311cm" svg:height="3.402cm" svg:x="13.858cm" svg:y="9.804cm">
          <text:p/>
          <draw:enhanced-geometry svg:viewBox="0 0 21600 21600" draw:type="rectangle" draw:enhanced-path="M 0 0 L 21600 0 21600 21600 0 21600 0 0 Z N"/>
        </draw:custom-shape>
        <draw:custom-shape draw:style-name="gr19" draw:text-style-name="P1" draw:layer="layout" svg:width="0.706cm" svg:height="1.284cm" svg:x="15.078cm" svg:y="10.125cm">
          <text:p/>
          <draw:enhanced-geometry svg:viewBox="0 0 21600 21600" draw:type="rectangle" draw:enhanced-path="M 0 0 L 21600 0 21600 21600 0 21600 0 0 Z N"/>
        </draw:custom-shape>
        <draw:custom-shape draw:style-name="gr19" draw:text-style-name="P1" draw:layer="layout" svg:width="0.385cm" svg:height="0.578cm" svg:x="5.13cm" svg:y="12.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1" draw:text-style-name="P1" draw:layer="layout" svg:width="0.962cm" svg:height="1.187cm" svg:x="5.13cm" svg:y="9.419cm" svg:viewBox="0 0 963 1188" svg:d="m197 0c-99 0-197 297-197 594v0c0 297 98 594 197 594 190 0 379 0 569 0 98 0 197-297 197-594v0c0-297-99-594-197-594-190 0-379 0-569 0zm-197 0zm963 1188z">
          <text:p/>
        </draw:path>
        <draw:custom-shape draw:style-name="gr19" draw:text-style-name="P1" draw:layer="layout" svg:width="0.376cm" svg:height="1.091cm" svg:x="5.139cm" svg:y="9.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541cm" svg:height="0.578cm" svg:x="6.285cm" svg:y="8.2cm">
          <text:p/>
          <draw:enhanced-geometry svg:viewBox="0 0 21600 21600" draw:text-areas="3000 3320 17110 17330" draw:type="cloud-callout" draw:modifiers="28757.9766536965 -92368.91191709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 draw:text-style-name="P1" draw:layer="layout" svg:width="3.915cm" svg:height="2.439cm" svg:x="12.511cm" svg:y="3.9cm">
          <text:p/>
          <draw:enhanced-geometry svg:viewBox="0 0 21600 21600" draw:text-areas="3000 3320 17110 17330" draw:type="cloud-callout" draw:modifiers="27832.8907048008 -17483.60655737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 draw:text-style-name="P1" draw:layer="layout" svg:width="3.221cm" svg:height="1.925cm" svg:x="10.766cm" svg:y="4.927cm">
          <text:p/>
          <draw:enhanced-geometry svg:viewBox="0 0 21600 21600" draw:text-areas="3000 3320 17110 17330" draw:type="cloud-callout" draw:modifiers="30522.905027933 -24695.3271028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 draw:text-style-name="P1" draw:layer="layout" svg:width="3.465cm" svg:height="1.861cm" svg:x="8.917cm" svg:y="5.697cm">
          <text:p/>
          <draw:enhanced-geometry svg:viewBox="0 0 21600 21600" draw:text-areas="3000 3320 17110 17330" draw:type="cloud-callout" draw:modifiers="21942.7582227351 -21716.00429645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 draw:text-style-name="P1" draw:layer="layout" svg:width="2.824cm" svg:height="1.348cm" svg:x="7.12cm" svg:y="6.916cm">
          <text:p/>
          <draw:enhanced-geometry svg:viewBox="0 0 21600 21600" draw:text-areas="3000 3320 17110 17330" draw:type="cloud-callout" draw:modifiers="19245.0265486726 -31895.62638991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20" draw:text-style-name="P1" draw:layer="layout" svg:width="2.823cm" svg:height="2.951cm" svg:x="6.157cm" svg:y="10.96cm" svg:viewBox="0 0 2824 2952" draw:points="0,2952 0,0 2824,0 2824,1412 1348,2054 1348,2952">
          <text:p/>
        </draw:polygon>
        <draw:custom-shape draw:style-name="gr19" draw:text-style-name="P1" draw:layer="layout" svg:width="0.77cm" svg:height="0.77cm" svg:x="11.676cm" svg:y="15.0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2.568cm" svg:height="2.567cm" svg:x="13.473cm" svg:y="1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77cm" svg:height="0.77cm" svg:x="14.372cm" svg:y="15.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2.567cm" svg:height="2.568cm" svg:x="8.082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77cm" svg:height="0.77cm" svg:x="8.981cm" svg:y="15.0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5.969cm" svg:height="0.192cm" svg:x="9.815cm" svg:y="14.554cm">
          <text:p/>
          <draw:enhanced-geometry svg:viewBox="0 0 21600 21600" draw:type="rectangle" draw:enhanced-path="M 0 0 L 21600 0 21600 21600 0 21600 0 0 Z N"/>
        </draw:custom-shape>
        <draw:custom-shape draw:style-name="gr19" draw:text-style-name="P1" draw:layer="layout" svg:width="5.97cm" svg:height="0.192cm" draw:transform="skewX (-0.00523598775598298) rotate (0.116762526958421) translate (7.761cm 15.261cm)">
          <text:p/>
          <draw:enhanced-geometry svg:viewBox="0 0 21600 21600" draw:type="rectangle" draw:enhanced-path="M 0 0 L 21600 0 21600 21600 0 21600 0 0 Z N"/>
        </draw:custom-shape>
        <draw:custom-shape draw:style-name="gr19" draw:text-style-name="P1" draw:layer="layout" svg:width="0.899cm" svg:height="1.283cm" svg:x="7.055cm" svg:y="14.554cm">
          <text:p/>
          <draw:enhanced-geometry svg:viewBox="0 0 21600 21600" draw:type="rectangle" draw:enhanced-path="M 0 0 L 21600 0 21600 21600 0 21600 0 0 Z N"/>
        </draw:custom-shape>
        <draw:custom-shape draw:style-name="gr22" draw:text-style-name="P1" draw:layer="layout" svg:width="1.661cm" svg:height="0.706cm" svg:x="14.179cm" svg:y="11.858cm">
          <text:p/>
          <draw:enhanced-geometry svg:viewBox="0 0 21600 21600" draw:type="rectangle" draw:enhanced-path="M 0 0 L 21600 0 21600 21600 0 21600 0 0 Z N"/>
        </draw:custom-shape>
        <draw:polygon draw:style-name="gr19" draw:text-style-name="P1" draw:layer="layout" svg:width="8.299cm" svg:height="4.099cm" svg:x="17.2cm" svg:y="10.9cm" svg:viewBox="0 0 8300 4100" draw:points="0,4100 0,0 6800,0 7100,1600 8300,1600 8300,4100">
          <text:p/>
        </draw:polygon>
        <draw:custom-shape draw:style-name="gr19" draw:text-style-name="P1" draw:layer="layout" svg:width="1.155cm" svg:height="1.156cm" svg:x="17.545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155cm" svg:height="1.156cm" svg:x="23.045cm" svg:y="16.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155cm" svg:height="1.156cm" svg:x="24.545cm" svg:y="16.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 draw:layer="layout" svg:width="29.5cm" svg:height="3.1cm" svg:x="0.202cm" svg:y="-12.05cm">
          <draw:text-box>
            <text:p><text:span text:style-name="T1">http://www.google.co.jp/url?sa=t&amp;rct=j&amp;q=%E3%83%8A%E3%83%85%E3%82%AD%20%E6%AD%8C%E8%A9%9E&amp;source=web&amp;cd=1&amp;ved=0CC8QFjAA&amp;url=http%3A%2F%2Fmusic.goo.ne.jp%2Flyric%2FLYRUTND45795%2Findex.html&amp;ei=3-_BUPGgN9DQmAX4sYHIBA&amp;usg=AFQjCNG7yJjU1hRyk115EQ-mbIIGXelExg</text:span></text:p>
          </draw:text-box>
        </draw:frame>
        <draw:custom-shape draw:style-name="gr19" draw:text-style-name="P1" draw:layer="layout" svg:width="1.155cm" svg:height="1.156cm" svg:x="19cm" svg:y="16.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23T22:17:04.85</meta:creation-date>
    <meta:editing-duration>P4DT6H17M4S</meta:editing-duration>
    <meta:editing-cycles>7</meta:editing-cycles>
    <meta:generator>LibreOffice/3.4$Win32 LibreOffice_project/340m1$Build-203</meta:generator>
    <dc:date>2014-05-07T08:21:27.55</dc:date>
    <meta:print-date>2013-12-22T11:34:10.88</meta:print-date>
    <meta:document-statistic meta:object-count="98"/>
  </office:meta>
</office:document-meta>
</file>